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046c3e" officeooo:paragraph-rsid="0004d9c4"/>
    </style:style>
    <style:style style:name="T1" style:family="text">
      <style:text-properties officeooo:rsid="0004d9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 lo pienses, envía el mensaje</text:p>
      <text:p text:style-name="P1">Tal cual tío cuando comence a pensar que debia componer, pues me ha pasado, en un principio comenzo como simles pulsos, pero luego crei que una buena manera de generar un ambiente interesante, un track que envie un sentimiento de actividad y claro crear un entorno equitativo que pueda ayudar a muchas personas a inspirarse en realizar cualquier tipo de actividad, desde simples rutinas hasta geniales contenidos, creo que el destineo de cada uno de nosotros esta marcado por como realizamos cada una de nuestros esfuerzos, si el fin transmitir el mensaje pues en ello nacio “Disco Party”, un beat simple, sin muchas complicaciones, creado para transmitir <text:span text:style-name="T1">el mensaje.</text:span></text:p>
      <text:p text:style-name="P1"><text:span text:style-name="T1">Cualquier step go que desees crear, este es un track que te permitira generar un ambiente simple, una beat pegadiso que puedes escucharlo durante horas, debido a que si lo usas de cortina para realizar actividades, </text:span><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02:01:53.316236904</meta:creation-date>
    <dc:date>2023-02-10T02:30:44.323906830</dc:date>
    <meta:editing-duration>PT9M52S</meta:editing-duration>
    <meta:editing-cycles>1</meta:editing-cycles>
    <meta:document-statistic meta:table-count="0" meta:image-count="0" meta:object-count="0" meta:page-count="1" meta:paragraph-count="3" meta:word-count="151" meta:character-count="914" meta:non-whitespace-character-count="764"/>
    <meta:generator>LibreOffice/7.0.4.2$Linux_x86 LibreOffice_project/00$Build-2</meta:generator>
  </office:meta>
</office:document-meta>
</file>